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44ab" officeooo:paragraph-rsid="001644ab"/>
    </style:style>
    <style:style style:name="P2" style:family="paragraph" style:parent-style-name="Standard">
      <style:text-properties officeooo:rsid="001aa114" officeooo:paragraph-rsid="001aa114"/>
    </style:style>
    <style:style style:name="P3" style:family="paragraph" style:parent-style-name="Standard">
      <style:text-properties officeooo:rsid="001c6119" officeooo:paragraph-rsid="001f2002"/>
    </style:style>
    <style:style style:name="P4" style:family="paragraph" style:parent-style-name="Standard">
      <style:text-properties officeooo:rsid="001f2002" officeooo:paragraph-rsid="001f2002"/>
    </style:style>
    <style:style style:name="P5" style:family="paragraph" style:parent-style-name="Standard">
      <style:text-properties officeooo:rsid="0020f196" officeooo:paragraph-rsid="0020f196"/>
    </style:style>
    <style:style style:name="P6" style:family="paragraph" style:parent-style-name="Standard">
      <style:text-properties officeooo:rsid="0027efa0" officeooo:paragraph-rsid="0027efa0"/>
    </style:style>
    <style:style style:name="P7" style:family="paragraph" style:parent-style-name="Standard">
      <style:text-properties officeooo:rsid="002e8a53" officeooo:paragraph-rsid="0027efa0"/>
    </style:style>
    <style:style style:name="P8" style:family="paragraph" style:parent-style-name="Standard">
      <style:text-properties officeooo:rsid="00316ec1" officeooo:paragraph-rsid="00316ec1"/>
    </style:style>
    <style:style style:name="P9" style:family="paragraph" style:parent-style-name="Standard">
      <style:text-properties officeooo:rsid="003199af" officeooo:paragraph-rsid="003bd693"/>
    </style:style>
    <style:style style:name="P10" style:family="paragraph" style:parent-style-name="Standard">
      <style:text-properties officeooo:rsid="003f1697" officeooo:paragraph-rsid="00493028"/>
    </style:style>
    <style:style style:name="P11" style:family="paragraph" style:parent-style-name="Standard">
      <style:text-properties officeooo:rsid="00450167" officeooo:paragraph-rsid="00450167"/>
    </style:style>
    <style:style style:name="P12" style:family="paragraph" style:parent-style-name="Standard">
      <style:text-properties fo:font-weight="bold" officeooo:rsid="00450167" officeooo:paragraph-rsid="00450167" style:font-weight-asian="bold" style:font-weight-complex="bold"/>
    </style:style>
    <style:style style:name="P13" style:family="paragraph" style:parent-style-name="Standard">
      <style:text-properties officeooo:rsid="004c9773" officeooo:paragraph-rsid="004c9773"/>
    </style:style>
    <style:style style:name="P14" style:family="paragraph" style:parent-style-name="Standard">
      <style:text-properties officeooo:rsid="004ee3a9" officeooo:paragraph-rsid="004ee3a9"/>
    </style:style>
    <style:style style:name="P15" style:family="paragraph" style:parent-style-name="Heading_20_1">
      <style:text-properties fo:font-size="10pt" style:font-size-asian="10pt" style:font-size-complex="10pt"/>
    </style:style>
    <style:style style:name="T1" style:family="text">
      <style:text-properties officeooo:rsid="001644ab"/>
    </style:style>
    <style:style style:name="T2" style:family="text">
      <style:text-properties officeooo:rsid="0017566b"/>
    </style:style>
    <style:style style:name="T3" style:family="text">
      <style:text-properties officeooo:rsid="001f9cef"/>
    </style:style>
    <style:style style:name="T4" style:family="text">
      <style:text-properties officeooo:rsid="0025adb3"/>
    </style:style>
    <style:style style:name="T5" style:family="text">
      <style:text-properties officeooo:rsid="002b3763"/>
    </style:style>
    <style:style style:name="T6" style:family="text">
      <style:text-properties officeooo:rsid="0031e592"/>
    </style:style>
    <style:style style:name="T7" style:family="text">
      <style:text-properties officeooo:rsid="003318ee"/>
    </style:style>
    <style:style style:name="T8" style:family="text">
      <style:text-properties officeooo:rsid="0035ac95"/>
    </style:style>
    <style:style style:name="T9" style:family="text">
      <style:text-properties officeooo:rsid="003bd69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464104"/>
    </style:style>
    <style:style style:name="T12" style:family="text">
      <style:text-properties officeooo:rsid="00493028"/>
    </style:style>
    <style:style style:name="T13" style:family="text">
      <style:text-properties officeooo:rsid="004e08bc"/>
    </style:style>
    <style:style style:name="T14" style:family="text">
      <style:text-properties officeooo:rsid="0050b6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Partie fonctionnelle jeu vidéo</text:span></text:p>
      <text:p text:style-name="Standard"/>
      <text:p text:style-name="P12">Librairies</text:p>
      <text:p text:style-name="P1"/>
      <text:p text:style-name="P1">La partie jeu est développer avec la librairie slick2D, <text:span text:style-name="T2">qui est une librairie se basant sur openGL.</text:span></text:p>
      <text:p text:style-name="P11"/>
      <text:p text:style-name="P11"><text:span text:style-name="T12">Utilisation de qj.util, une</text:span> librairie permettant de recharg<text:span text:style-name="T11">er</text:span> <text:span text:style-name="T11">des classes dynamiquement, dans le but de chargé les classes créer par l’utilisateur pour pouvoir récupéré les annotations à l’intérieur de sont code.</text:span></text:p>
      <text:p text:style-name="P11"/>
      <text:p text:style-name="P13">Utilisation de jackson pour pouvoir instancier des objets <text:span text:style-name="T13">grâce</text:span> à un JSON.</text:p>
      <text:p text:style-name="P10"/>
      <text:h text:style-name="P15" text:outline-level="1">Partie jeu</text:h>
      <text:p text:style-name="P1"/>
      <text:p text:style-name="P2">Des classes modèles ont été créer : </text:p>
      <text:p text:style-name="P2"/>
      <text:p text:style-name="P2">La map .</text:p>
      <text:p text:style-name="P14"><text:span text:style-name="T14">Créer</text:span> à partir d’un .<text:span text:style-name="T14">tmx, cette extension permet de créer des maps facilement a partir d’un editeur de map</text:span></text:p>
      <text:p text:style-name="P14"/>
      <text:p text:style-name="P2">Le Joueur.</text:p>
      <text:p text:style-name="P2">L’enigme.</text:p>
      <text:p text:style-name="P2">L’epreuve.</text:p>
      <text:p text:style-name="P2"/>
      <text:p text:style-name="P3">Le jeu est découpé en 3 états :</text:p>
      <text:p text:style-name="P3">MapState  : La phase ou l’utilisateur <text:span text:style-name="T3">se trouve sur la carte le personnage.</text:span></text:p>
      <text:p text:style-name="P4">CodeState : <text:span text:style-name="T3">La phase ou l’utilisateur doit coder .</text:span></text:p>
      <text:p text:style-name="P5">EndState  : L’<text:span text:style-name="T4">é</text:span>cran de fin.</text:p>
      <text:p text:style-name="P5"/>
      <text:p text:style-name="P6">TriggerController est une classe <text:span text:style-name="T5">permettant de faire la jonction entre les états et entre différentes classes d’affichage et de données.</text:span></text:p>
      <text:p text:style-name="P7"/>
      <text:p text:style-name="P8"><text:span text:style-name="T10">Partie compilation</text:span> </text:p>
      <text:p text:style-name="P8"/>
      <text:p text:style-name="P9">Il existe une petite partie compilation permettant <text:span text:style-name="T6">d’exécuter</text:span> le code de l’utilisateur <text:span text:style-name="T8">et</text:span> <text:span text:style-name="T7">de récupérer la sortie d’erreur en cas de besoin.</text:span></text:p>
      <text:p text:style-name="P9"><text:span text:style-name="T9">Le parseur d’annotation se trouve dans cette partie car les annotations sont récupérées depuis le code de l’utilisateur. 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6:58:33.310000000</meta:creation-date>
    <dc:date>2018-07-25T19:24:10.048000000</dc:date>
    <meta:editing-duration>PT2H14M1S</meta:editing-duration>
    <meta:editing-cycles>51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20" meta:word-count="197" meta:character-count="1216" meta:non-whitespace-character-count="1030"/>
  </office:meta>
</office:document-meta>
</file>